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pertyTokenizer.scanHexDigit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ropertyTokenizer.isSpace( char c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ropertyTokenizer.scanDigit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ropertyTokenizer.nextColo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PropertyTokenizer.PropertyTokenizer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opertyTokenizer.isDigit( char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Tokenizer.isNameChar( char c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opertyTokenizer.nextDecimalPoint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9">
            <text:p text:style-name="Table_20_Contents">9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PropertyTokenizer.next( )</text:p>
          </table:table-cell>
          <table:table-cell office:value-type="float" office:value="40">
            <text:p text:style-name="Table_20_Contents">40</text:p>
          </table:table-cell>
          <table:table-cell office:value-type="float" office:value="21">
            <text:p text:style-name="Table_20_Contents">21</text:p>
          </table:table-cell>
          <table:table-cell office:value-type="float" office:value="119">
            <text:p text:style-name="Table_20_Contents">119</text:p>
          </table:table-cell>
        </table:table-row>
        <table:table-row>
          <table:table-cell office:value-type="string">
            <text:p text:style-name="Table_20_Contents">PropertyTokenizer.followingParen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PropertyTokenizer.scanName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ropertyTokenizer.isHexDigit( char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Tokenizer.isNameStartChar( char 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